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9c6a" officeooo:paragraph-rsid="00039c6a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04d508" officeooo:paragraph-rsid="0004d508"/>
    </style:style>
    <style:style style:name="P3" style:family="paragraph" style:parent-style-name="Standard">
      <style:paragraph-properties fo:text-align="start" style:justify-single-word="false"/>
      <style:text-properties officeooo:rsid="0004d508" officeooo:paragraph-rsid="0004d508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559ff" officeooo:paragraph-rsid="000559ff"/>
    </style:style>
    <style:style style:name="P5" style:family="paragraph" style:parent-style-name="Standard">
      <style:paragraph-properties fo:text-align="start" style:justify-single-word="false"/>
      <style:text-properties officeooo:rsid="000951ef" officeooo:paragraph-rsid="0004d508"/>
    </style:style>
    <style:style style:name="P6" style:family="paragraph" style:parent-style-name="Text_20_body">
      <style:text-properties officeooo:rsid="000951ef" officeooo:paragraph-rsid="000951e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s Linux.</text:p>
      <text:p text:style-name="P3"/>
      <text:p text:style-name="P3">uendle@servidor1:~$ pwd</text:p>
      <text:p text:style-name="P3">/home/uendle</text:p>
      <text:p text:style-name="P3"/>
      <text:p text:style-name="Horizontal_20_Line"/>
      <text:p text:style-name="P3">uendle@servidor1:~$ touch arq1.txt</text:p>
      <text:p text:style-name="P3">uendle@servidor1:~$ touch arq2.txt</text:p>
      <text:p text:style-name="P3">uendle@servidor1:~$ touch arq3.txt</text:p>
      <text:p text:style-name="P3">uendle@servidor1:~$ touch arq4.txt</text:p>
      <text:p text:style-name="P3">uendle@servidor1:~$ touch arq5.txt</text:p>
      <text:p text:style-name="P3">uendle@servidor1:~$ ls</text:p>
      <text:p text:style-name="P3">arq1.txt <text:s/>arq2.txt <text:s/>arq3.txt <text:s/>arq4.txt <text:s/>arq5.txt</text:p>
      <text:p text:style-name="P3"/>
      <text:p text:style-name="Horizontal_20_Line"/>
      <text:p text:style-name="P3">uendle@servidor1:~$ ls ar?[1-3]*</text:p>
      <text:p text:style-name="P3">arq1.txt <text:s/>arq2.txt <text:s/>arq3.txt</text:p>
      <text:p text:style-name="P3"/>
      <text:p text:style-name="P3">uendle@servidor1:~$ ls ar?[1,3]*</text:p>
      <text:p text:style-name="P3">arq1.txt <text:s/>arq3.txt</text:p>
      <text:p text:style-name="P3"/>
      <text:p text:style-name="P3">uendle@servidor1:~$ ls ar?[^1,3]*</text:p>
      <text:p text:style-name="P3">arq2.txt <text:s/>arq4.txt <text:s/>arq5.txt</text:p>
      <text:p text:style-name="Horizontal_20_Line"/>
      <text:p text:style-name="P3">uendle@servidor1:~$ find -name "arq[^1,5]*"</text:p>
      <text:p text:style-name="P3">./arq2.txt</text:p>
      <text:p text:style-name="P3">./arq4.txt</text:p>
      <text:p text:style-name="P3">./diretorio/arq2.txt</text:p>
      <text:p text:style-name="P3">./diretorio/arq4.txt</text:p>
      <text:p text:style-name="P3">./diretorio/arq3.txt</text:p>
      <text:p text:style-name="P3">./arq3.txt</text:p>
      <text:p text:style-name="P5"/>
      <text:p text:style-name="P5">uendle@servidor1:~$ mkdir meu diretorio</text:p>
      <text:p text:style-name="P5">mkdir: cannot create directory ‘diretorio’: File exists</text:p>
      <text:p text:style-name="P5">uendle@servidor1:~$ ls</text:p>
      <text:p text:style-name="P5">arq1.txt <text:s/>arq2.txt <text:s/>arq3.txt <text:s/>arq4.txt <text:s/>arq5.txt <text:s/>diretorio <text:s/>meu</text:p>
      <text:p text:style-name="P5">uendle@servidor1:~$ mkdir 'meu diretorio'</text:p>
      <text:p text:style-name="P5">uendle@servidor1:~$ ls</text:p>
      <text:p text:style-name="P5"><text:s/>arq1.txt <text:s text:c="2"/>arq2.txt <text:s text:c="2"/>arq3.txt <text:s text:c="2"/>arq4.txt <text:s text:c="2"/>arq5.txt <text:s text:c="2"/>diretorio <text:s text:c="2"/>meu <text:s/>'meu diretorio'</text:p>
      <text:p text:style-name="P5">uendle@servidor1:~$ rmdir meu</text:p>
      <text:p text:style-name="P5">uendle@servidor1:~$ ls</text:p>
      <text:p text:style-name="P5"><text:s/>arq1.txt <text:s text:c="2"/>arq2.txt <text:s text:c="2"/>arq3.txt <text:s text:c="2"/>arq4.txt <text:s text:c="2"/>arq5.txt <text:s text:c="2"/>diretorio <text:s/>'meu diretorio'</text:p>
      <text:p text:style-name="P5">uendle@servidor1:~$ ls d*</text:p>
      <text:p text:style-name="P5">arq1.txt <text:s/>arq2.txt <text:s/>arq3.txt <text:s/>arq4.txt <text:s/>arq5.txt</text:p>
      <text:p text:style-name="P5">uendle@servidor1:~$ rmdir diretorio/</text:p>
      <text:p text:style-name="P5">rmdir: failed to remove 'diretorio/': Directory not empty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23:24:32.726532191</meta:creation-date>
    <meta:generator>LibreOffice/24.2.7.2$Linux_X86_64 LibreOffice_project/420$Build-2</meta:generator>
    <dc:date>2025-03-15T00:29:18.523964691</dc:date>
    <meta:editing-duration>PT9M20S</meta:editing-duration>
    <meta:editing-cycles>2</meta:editing-cycles>
    <meta:document-statistic meta:table-count="0" meta:image-count="0" meta:object-count="0" meta:page-count="1" meta:paragraph-count="37" meta:word-count="121" meta:character-count="1221" meta:non-whitespace-character-count="1092"/>
  </office:meta>
</office:document-meta>
</file>